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24mm"/>
    </style:style>
    <style:style style:name="co3" style:family="table-column">
      <style:table-column-properties fo:break-before="auto" style:column-width="30.74mm"/>
    </style:style>
    <style:style style:name="co4" style:family="table-column">
      <style:table-column-properties fo:break-before="auto" style:column-width="36.81mm"/>
    </style:style>
    <style:style style:name="co5" style:family="table-column">
      <style:table-column-properties fo:break-before="auto" style:column-width="40.69mm"/>
    </style:style>
    <style:style style:name="co6" style:family="table-column">
      <style:table-column-properties fo:break-before="auto" style:column-width="42.62mm"/>
    </style:style>
    <style:style style:name="co7" style:family="table-column">
      <style:table-column-properties fo:break-before="auto" style:column-width="24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Namn</text:p>
          </table:table-cell>
          <table:table-cell table:style-name="ce1" office:value-type="string" calcext:value-type="string">
            <text:p>Biasström (pA)</text:p>
          </table:table-cell>
          <table:table-cell table:style-name="ce1" office:value-type="string" calcext:value-type="string">
            <text:p>Offsetström (pA)</text:p>
          </table:table-cell>
          <table:table-cell table:style-name="ce1" office:value-type="string" calcext:value-type="string">
            <text:p>Offsetspänning (µV)</text:p>
          </table:table-cell>
          <table:table-cell table:style-name="ce1" office:value-type="string" calcext:value-type="string">
            <text:p>Total offset @ 1M (µV)</text:p>
          </table:table-cell>
          <table:table-cell table:style-name="ce1" office:value-type="string" calcext:value-type="string">
            <text:p>Total offset @ 10M (µV)</text:p>
          </table:table-cell>
          <table:table-cell table:style-name="ce1" office:value-type="string" calcext:value-type="string">
            <text:p>Pris/st (12 st)</text:p>
          </table:table-cell>
          <table:table-cell table:style-name="ce1" office:value-type="string" calcext:value-type="string">
            <text:p>Anteckning</text:p>
          </table:table-cell>
          <table:table-cell table:style-name="ce1" office:value-type="string" calcext:value-type="string">
            <text:p>Leverantör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TLC2652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2]+[.B2]*0.01+1*[.C2]" office:value-type="float" office:value="3.04" calcext:value-type="float">
            <text:p>3,04</text:p>
          </table:table-cell>
          <table:table-cell table:formula="of:=[.D2]+[.B2]*0.1+10*[.C2]" office:value-type="float" office:value="21.4" calcext:value-type="float">
            <text:p>21,4</text:p>
          </table:table-cell>
          <table:table-cell office:value-type="float" office:value="42.94" calcext:value-type="float">
            <text:p>42,94</text:p>
          </table:table-cell>
          <table:table-cell/>
          <table:table-cell office:value-type="string" calcext:value-type="string">
            <text:p>http://se.farnell.com/texas-instruments/tlc2652ac-8d/ic-op-amp-cmos-chopper-stab-2652/dp/84541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4530-1</text:p>
          </table:table-cell>
          <table:table-cell table:number-columns-repeated="2" office:value-type="float" office:value="0.001" calcext:value-type="float">
            <text:p>0,001</text:p>
          </table:table-cell>
          <table:table-cell office:value-type="float" office:value="9" calcext:value-type="float">
            <text:p>9</text:p>
          </table:table-cell>
          <table:table-cell table:formula="of:=[.D3]+[.B3]*0.01+1*[.C3]" office:value-type="float" office:value="9.00101" calcext:value-type="float">
            <text:p>9,00101</text:p>
          </table:table-cell>
          <table:table-cell table:formula="of:=[.D3]+[.B3]*0.1+10*[.C3]" office:value-type="float" office:value="9.0101" calcext:value-type="float">
            <text:p>9,0101</text:p>
          </table:table-cell>
          <table:table-cell office:value-type="float" office:value="168.19" calcext:value-type="float">
            <text:p>168,19</text:p>
          </table:table-cell>
          <table:table-cell/>
          <table:table-cell office:value-type="string" calcext:value-type="string">
            <text:p>http://se.farnell.com/analog-devices/ada4530-1arz/elektrometer-amp-2mhz-1-4u-vs/dp/2521248?ost=ADA4530-1&amp;selectedCategoryId=&amp;categoryNameResp=Alla%2Bkategorier&amp;searchView=table&amp;iscrfnonsku=fal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4638-1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,5</text:p>
          </table:table-cell>
          <table:table-cell table:formula="of:=[.D4]+[.B4]*0.01+1*[.C4]" office:value-type="float" office:value="25.95" calcext:value-type="float">
            <text:p>25,95</text:p>
          </table:table-cell>
          <table:table-cell table:formula="of:=[.D4]+[.B4]*0.1+10*[.C4]" office:value-type="float" office:value="255" calcext:value-type="float">
            <text:p>255</text:p>
          </table:table-cell>
          <table:table-cell office:value-type="float" office:value="21.74" calcext:value-type="float">
            <text:p>21,74</text:p>
          </table:table-cell>
          <table:table-cell/>
          <table:table-cell office:value-type="string" calcext:value-type="string">
            <text:p>http://se.farnell.com/analog-devices/ada4638-1arz/op-amp-prec-rro-8soic/dp/20707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P7721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6" calcext:value-type="float">
            <text:p>0,006</text:p>
          </table:table-cell>
          <table:table-cell office:value-type="float" office:value="50" calcext:value-type="float">
            <text:p>50</text:p>
          </table:table-cell>
          <table:table-cell table:formula="of:=[.D5]+[.B5]*0.01+1*[.C5]" office:value-type="float" office:value="50.00603" calcext:value-type="float">
            <text:p>50,00603</text:p>
          </table:table-cell>
          <table:table-cell table:formula="of:=[.D5]+[.B5]*0.1+10*[.C5]" office:value-type="float" office:value="50.0603" calcext:value-type="float">
            <text:p>50,0603</text:p>
          </table:table-cell>
          <table:table-cell office:value-type="float" office:value="84.68" calcext:value-type="float">
            <text:p>84,68</text:p>
          </table:table-cell>
          <table:table-cell/>
          <table:table-cell office:value-type="string" calcext:value-type="string">
            <text:p>http://se.farnell.com/texas-instruments/lmp7721ma-nopb/op-amp-single-8soic-powerwise/dp/165186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6211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table:formula="of:=[.D6]+[.B6]*0.01+1*[.C6]" office:value-type="float" office:value="100.105" calcext:value-type="float">
            <text:p>100,105</text:p>
          </table:table-cell>
          <table:table-cell table:formula="of:=[.D6]+[.B6]*0.1+10*[.C6]" office:value-type="float" office:value="101.05" calcext:value-type="float">
            <text:p>101,05</text:p>
          </table:table-cell>
          <table:table-cell office:value-type="float" office:value="14.24" calcext:value-type="float">
            <text:p>14,24</text:p>
          </table:table-cell>
          <table:table-cell/>
          <table:table-cell office:value-type="string" calcext:value-type="string">
            <text:p>http://se.farnell.com/texas-instruments/lm6211mf/op-amp-cmos-l-noise-rro-powerwise/dp/131279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PA128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office:value-type="float" office:value="140" calcext:value-type="float">
            <text:p>140</text:p>
          </table:table-cell>
          <table:table-cell table:formula="of:=[.D7]+[.B7]*0.01+1*[.C7]" office:value-type="float" office:value="140.0304" calcext:value-type="float">
            <text:p>140,0304</text:p>
          </table:table-cell>
          <table:table-cell table:formula="of:=[.D7]+[.B7]*0.1+10*[.C7]" office:value-type="float" office:value="140.304" calcext:value-type="float">
            <text:p>140,304</text:p>
          </table:table-cell>
          <table:table-cell office:value-type="float" office:value="617.11" calcext:value-type="float">
            <text:p>617,11</text:p>
          </table:table-cell>
          <table:table-cell/>
          <table:table-cell office:value-type="string" calcext:value-type="string">
            <text:p>http://se.farnell.com/texas-instruments/opa128lm/op-amp-1mhz-1v-us-140uv-to99-8/dp/147039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TC6268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700" calcext:value-type="float">
            <text:p>700</text:p>
          </table:table-cell>
          <table:table-cell table:formula="of:=[.D8]+[.B8]*0.01+1*[.C8]" office:value-type="float" office:value="700.0402" calcext:value-type="float">
            <text:p>700,0402</text:p>
          </table:table-cell>
          <table:table-cell table:formula="of:=[.D8]+[.B8]*0.1+10*[.C8]" office:value-type="float" office:value="700.402" calcext:value-type="float">
            <text:p>700,402</text:p>
          </table:table-cell>
          <table:table-cell office:value-type="float" office:value="65.26" calcext:value-type="float">
            <text:p>65,26</text:p>
          </table:table-cell>
          <table:table-cell/>
          <table:table-cell office:value-type="string" calcext:value-type="string">
            <text:p>http://se.farnell.com/linear-technology/ltc6268is6-10-trmpbf/op-f-rst-singl-4ghz-1-5kv-s-tsot23/dp/25271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8253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240" calcext:value-type="float">
            <text:p>240</text:p>
          </table:table-cell>
          <table:table-cell table:formula="of:=[.D9]+[.B9]*0.01+1*[.C9]" office:value-type="float" office:value="5290" calcext:value-type="float">
            <text:p>5290</text:p>
          </table:table-cell>
          <table:table-cell table:formula="of:=[.D9]+[.B9]*0.1+10*[.C9]" office:value-type="float" office:value="50740" calcext:value-type="float">
            <text:p>50740</text:p>
          </table:table-cell>
          <table:table-cell office:value-type="float" office:value="67.92" calcext:value-type="float">
            <text:p>67,92</text:p>
          </table:table-cell>
          <table:table-cell office:value-type="string" calcext:value-type="string">
            <text:p>G=10</text:p>
          </table:table-cell>
          <table:table-cell office:value-type="string" calcext:value-type="string">
            <text:p>http://se.farnell.com/analog-devices/ad8253armz/ic-instr-amp-10mhz-100db-msop/dp/2067756?ost=AD8253&amp;selectedCategoryId=&amp;categoryNameResp=Alla%2Bkategorier&amp;searchView=table&amp;iscrfnonsku=false</text:p>
          </table:table-cell>
          <table:table-cell table:number-columns-repeated="1015"/>
        </table:table-row>
      </table:table>
      <table:named-expressions>
        <table:named-range table:name="phlink" table:base-cell-address="$Sheet1.$A$3" table:cell-range-address="$Sheet1.$A$3"/>
      </table:named-expressions>
      <table:database-ranges>
        <table:database-range table:name="__Anonymous_Sheet_DB__0" table:target-range-address="Sheet1.A1:Sheet1.AMJ1048576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5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as Härdin</meta:initial-creator>
    <meta:creation-date>2016-08-15T13:51:23.159694127</meta:creation-date>
    <meta:generator>LibreOffice/5.0.4.2$Linux_X86_64 LibreOffice_project/00m0$Build-2</meta:generator>
    <dc:date>2016-08-15T14:39:19.193719494</dc:date>
    <dc:creator>Tomas Härdin</dc:creator>
    <meta:editing-duration>PT47M45S</meta:editing-duration>
    <meta:editing-cycles>20</meta:editing-cycles>
    <meta:document-statistic meta:table-count="1" meta:cell-count="74" meta:object-count="0"/>
  </office:meta>
</office:document-meta>
</file>